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b4d9" officeooo:paragraph-rsid="0002b4d9"/>
    </style:style>
    <style:style style:name="P2" style:family="paragraph" style:parent-style-name="Standard">
      <style:paragraph-properties fo:text-align="center" style:justify-single-word="false"/>
      <style:text-properties officeooo:rsid="0002b4d9" officeooo:paragraph-rsid="0002b4d9"/>
    </style:style>
    <style:style style:name="P3" style:family="paragraph" style:parent-style-name="Standard">
      <style:text-properties fo:font-style="italic" officeooo:rsid="0002b4d9" officeooo:paragraph-rsid="0002b4d9" style:font-style-asian="italic" style:font-style-complex="italic"/>
    </style:style>
    <style:style style:name="P4" style:family="paragraph" style:parent-style-name="Standard">
      <style:text-properties officeooo:rsid="00045ce1" officeooo:paragraph-rsid="0002b4d9"/>
    </style:style>
    <style:style style:name="P5" style:family="paragraph" style:parent-style-name="Standard">
      <style:text-properties officeooo:rsid="00045ce1" officeooo:paragraph-rsid="00045ce1"/>
    </style:style>
    <style:style style:name="P6" style:family="paragraph" style:parent-style-name="Heading_20_3">
      <style:paragraph-properties fo:break-before="page"/>
    </style:style>
    <style:style style:name="T1" style:family="text">
      <style:text-properties officeooo:rsid="00045ce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ew Standard Order for Levels</text:p>
      <text:p text:style-name="P2">by Sven Nilsen, 2021</text:p>
      <text:p text:style-name="P1"/>
      <text:p text:style-name="P3">In this paper I introduce a new standard for the order of path semantical levels.</text:p>
      <text:p text:style-name="P1"/>
      <text:p text:style-name="P1">Previously, path semantical layers of propositions in Path Semantical Logic<text:span text:style-name="T3"><text:reference-ref text:reference-format="text" text:ref-name="path semantical logic">[1]</text:reference-ref></text:span> was decreasing from left to right. This is reversed in the new standard order for levels of 2021.</text:p>
      <text:p text:style-name="P1"/>
      <text:p text:style-name="P1">In the new standard order for levels of 2021, levels increases from left to right.</text:p>
      <text:p text:style-name="P1"/>
      <text:p text:style-name="P1">For example:</text:p>
      <text:p text:style-name="P1"/>
      <text:p text:style-name="P1"><text:tab/>(a, b) (C, D):<text:line-break/><text:tab/>&lt;proof&gt;</text:p>
      <text:p text:style-name="P1"/>
      <text:p text:style-name="P1">Here, the tuple `(a, b)` had previously level 1 and the tuple `(C, D)` had previously level 0.</text:p>
      <text:p text:style-name="P1">The new standard assigns the tuple `(a, b)` level 0 and the tuple `(C, D)` level 1.</text:p>
      <text:p text:style-name="P1"/>
      <text:p text:style-name="P1">Previously, `(C, D)` was said to have lower level than `(a, b)`.</text:p>
      <text:p text:style-name="P1">The new standard assigns `(a, b)` lower level than `(C, D)`.</text:p>
      <text:p text:style-name="P1"/>
      <text:p text:style-name="P1">The existing proofs are unchanged. <text:span text:style-name="T1">Only the numerical values of levels changes.</text:span></text:p>
      <text:p text:style-name="P1"/>
      <text:p text:style-name="P5">The motivation for the new standard is that it is more natural to start at level 0 and increase levels from left to right. This holds both for the Time Interpretation<text:span text:style-name="T3"><text:reference-ref text:reference-format="text" text:ref-name="time interpretation">[2]</text:reference-ref></text:span> of Path Semantical Logic and constructive formalisation<text:span text:style-name="T3"><text:reference-ref text:reference-format="text" text:ref-name="prop">[3]</text:reference-ref></text:span> of Path Semantical Logic.</text:p>
      <text:p text:style-name="P1"/>
      <text:p text:style-name="P5">All papers prior to 2021 will be updated with a comment and reference to this paper.</text:p>
      <text:p text:style-name="P5"/>
      <text:h text:style-name="P6" text:outline-level="3">References:</text:h>
      <text:p text:style-name="P4"/>
      <text:p text:style-name="P5"><text:reference-mark-start text:name="path semantical logic"/>[1]<text:reference-mark-end text:name="path semantical logic"/><text:tab/>“Path Semantical Logic”</text:p>
      <text:p text:style-name="P5"><text:tab/>AdvancedResearch – Reading sequence on Path Semantical Logic</text:p>
      <text:p text:style-name="P5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5"/>
      <text:p text:style-name="P5"><text:reference-mark-start text:name="time interpretation"/>[2]<text:reference-mark-end text:name="time interpretation"/><text:tab/>“Time Interpretation”</text:p>
      <text:p text:style-name="P5"><text:tab/>Sven Nilsen, 2021</text:p>
      <text:p text:style-name="P5"><text:tab/><text:a xlink:type="simple" xlink:href="https://github.com/advancedresearch/path_semantics/blob/master/papers-wip2/time-interpretation.pdf" text:style-name="Internet_20_link" text:visited-style-name="Visited_20_Internet_20_Link"><text:span text:style-name="T2">https://github.com/advancedresearch/path_semantics/blob/master/papers-wip2/time-interpretation.pdf</text:span></text:a></text:p>
      <text:p text:style-name="P5"/>
      <text:p text:style-name="P5"><text:reference-mark-start text:name="prop"/>[3]<text:reference-mark-end text:name="prop"/><text:tab/>“Prop – Propositional logic with types in Rust”</text:p>
      <text:p text:style-name="P5"><text:tab/>AdvancedResearch</text:p>
      <text:p text:style-name="P5"><text:tab/><text:a xlink:type="simple" xlink:href="https://github.com/advancedresearch/prop" text:style-name="Internet_20_link" text:visited-style-name="Visited_20_Internet_20_Link"><text:span text:style-name="T2">https://github.com/advancedresearch/prop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2:40:57.313039000</meta:creation-date>
    <dc:date>2021-06-10T13:01:57.243635000</dc:date>
    <meta:editing-duration>PT38S</meta:editing-duration>
    <meta:editing-cycles>1</meta:editing-cycles>
    <meta:document-statistic meta:table-count="0" meta:image-count="0" meta:object-count="0" meta:page-count="2" meta:paragraph-count="24" meta:word-count="232" meta:character-count="1590" meta:non-whitespace-character-count="1372"/>
    <meta:generator>LibreOffice/5.1.2.2$MacOSX_X86_64 LibreOffice_project/d3bf12ecb743fc0d20e0be0c58ca359301eb705f</meta:generator>
  </office:meta>
</office:document-meta>
</file>